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7.78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28.171cm"/>
    </style:style>
    <style:style style:name="co4" style:family="table-column">
      <style:table-column-properties fo:break-before="auto" style:column-width="2.193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2.094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683cm"/>
    </style:style>
    <style:style style:name="co10" style:family="table-column">
      <style:table-column-properties fo:break-before="auto" style:column-width="2.45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152cm"/>
    </style:style>
    <style:style style:name="co13" style:family="table-column">
      <style:table-column-properties fo:break-before="auto" style:column-width="3.565cm"/>
    </style:style>
    <style:style style:name="co14" style:family="table-column">
      <style:table-column-properties fo:break-before="auto" style:column-width="2.519cm"/>
    </style:style>
    <style:style style:name="co15" style:family="table-column">
      <style:table-column-properties fo:break-before="auto" style:column-width="2.7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3" style:family="table-cell" style:parent-style-name="Default">
      <style:text-properties style:text-underline-style="none"/>
    </style:style>
    <style:style style:name="ce4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jo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heap_count</text:p>
          </table:table-cell>
          <table:table-cell office:value-type="string" calcext:value-type="string">
            <text:p>missing_inv_count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numeric_result</text:p>
          </table:table-cell>
          <table:table-cell office:value-type="string" calcext:value-type="string">
            <text:p>numeric_time</text:p>
          </table:table-cell>
          <table:table-cell office:value-type="string" calcext:value-type="string">
            <text:p>numeric_steps</text:p>
          </table:table-cell>
          <table:table-cell table:number-columns-repeated="3"/>
          <table:table-cell office:value-type="string" calcext:value-type="string">
            <text:p>Correlations</text:p>
          </table:table-cell>
          <table:table-cell office:value-type="string" calcext:value-type="string">
            <text:p>heap_access_count</text:p>
          </table:table-cell>
          <table:table-cell office:value-type="string" calcext:value-type="string">
            <text:p>missing_invariant_count</text:p>
          </table:table-cell>
          <table:table-cell office:value-type="string" calcext:value-type="string">
            <text:p>program_time</text:p>
          </table:table-cell>
          <table:table-cell office:value-type="string" calcext:value-type="string">
            <text:p>program_steps</text:p>
          </table:table-cell>
          <table:table-cell office:value-type="string" calcext:value-type="string">
            <text:p>numeric_time</text:p>
          </table:table-cell>
          <table:table-cell office:value-type="string" calcext:value-type="string">
            <text:p>numeric_steps</text:p>
          </table:table-cell>
        </table:table-row>
        <table:table-row table:style-name="ro1">
          <table:table-cell office:value-type="string" calcext:value-type="string">
            <text:p>test-java-17/src/main/java/byteback/test/switchexpression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switchexpression.Basic.switchInteger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0216" calcext:value-type="float">
            <text:p>22021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5945" calcext:value-type="float">
            <text:p>215945</text:p>
          </table:table-cell>
          <table:table-cell table:number-columns-repeated="3"/>
          <table:table-cell office:value-type="string" calcext:value-type="string">
            <text:p>heap_access_count</text:p>
          </table:table-cell>
          <table:table-cell table:style-name="ce1" table:formula="of:=CORREL([$join.$D$2:.$D$714]; [$join.$D$2:.$D$714])" office:value-type="float" office:value="1" calcext:value-type="float">
            <text:p>1.000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test-java-17/src/main/java/byteback/test/switchexpression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switchexpression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33" calcext:value-type="float">
            <text:p>16433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48" calcext:value-type="float">
            <text:p>11748</text:p>
          </table:table-cell>
          <table:table-cell table:number-columns-repeated="3"/>
          <table:table-cell office:value-type="string" calcext:value-type="string">
            <text:p>missing_invariant_count</text:p>
          </table:table-cell>
          <table:table-cell table:style-name="ce1" table:formula="of:=CORREL([$join.$D$2:.$D$714]; [$join.$E$2:.$E$714])" office:value-type="float" office:value="0.40875662321939" calcext:value-type="float">
            <text:p>0.409</text:p>
          </table:table-cell>
          <table:table-cell table:style-name="ce1" table:formula="of:=CORREL([$join.$E$2:.$E$714]; [$join.$E$2:.$E$714])" office:value-type="float" office:value="1" calcext:value-type="float">
            <text:p>1.000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test-java-17/src/main/java/byteback/test/switchexpression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switchexpression.Basic.switchYieldInteger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0216" calcext:value-type="float">
            <text:p>22021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5945" calcext:value-type="float">
            <text:p>215945</text:p>
          </table:table-cell>
          <table:table-cell table:number-columns-repeated="3"/>
          <table:table-cell office:value-type="string" calcext:value-type="string">
            <text:p>program_time</text:p>
          </table:table-cell>
          <table:table-cell table:style-name="ce1" table:formula="of:=CORREL([$join.$D$2:.$D$714]; [$join.$G$2:.$G$714])" office:value-type="float" office:value="0.143509829722502" calcext:value-type="float">
            <text:p>0.144</text:p>
          </table:table-cell>
          <table:table-cell table:style-name="ce1" table:formula="of:=CORREL([$join.$E$2:.$E$714]; [$join.$G$2:.$G$714])" office:value-type="float" office:value="0.160472019229843" calcext:value-type="float">
            <text:p>0.160</text:p>
          </table:table-cell>
          <table:table-cell table:style-name="ce1" table:formula="of:=CORREL([$join.$G$2:.$G$714]; [$join.$G$2:.$G$714])" office:value-type="float" office:value="1" calcext:value-type="float">
            <text:p>1.000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test-java-17/src/main/java/byteback/test/switchexpression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switchexpression.Basic.&lt;clinit&gt;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33" calcext:value-type="float">
            <text:p>16433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48" calcext:value-type="float">
            <text:p>11748</text:p>
          </table:table-cell>
          <table:table-cell table:number-columns-repeated="3"/>
          <table:table-cell office:value-type="string" calcext:value-type="string">
            <text:p>program_steps</text:p>
          </table:table-cell>
          <table:table-cell table:style-name="ce1" table:formula="of:=CORREL([$join.$D$2:.$D$714]; [$join.$H$2:.$H$714])" office:value-type="float" office:value="0.350334377294514" calcext:value-type="float">
            <text:p>0.350</text:p>
          </table:table-cell>
          <table:table-cell table:style-name="ce1" table:formula="of:=CORREL([$join.$E$2:.$E$714]; [$join.$H$2:.$H$714])" office:value-type="float" office:value="0.117748920240555" calcext:value-type="float">
            <text:p>0.118</text:p>
          </table:table-cell>
          <table:table-cell table:style-name="ce1" table:formula="of:=CORREL([$join.$G$2:.$G$714]; [$join.$H$2:.$H$714])" office:value-type="float" office:value="0.973557309621842" calcext:value-type="float">
            <text:p>0.974</text:p>
          </table:table-cell>
          <table:table-cell table:style-name="ce1" table:formula="of:=CORREL([$join.$H$2:.$H$714]; [$join.$H$2:.$H$714])" office:value-type="float" office:value="1" calcext:value-type="float">
            <text:p>1.00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test-java-17/src/main/java/byteback/test/typeinference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typeinference.Basic.inferReftypes()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67787" calcext:value-type="float">
            <text:p>26778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0607" calcext:value-type="float">
            <text:p>250607</text:p>
          </table:table-cell>
          <table:table-cell table:number-columns-repeated="3"/>
          <table:table-cell office:value-type="string" calcext:value-type="string">
            <text:p>numeric_time</text:p>
          </table:table-cell>
          <table:table-cell table:style-name="ce1" table:formula="of:=CORREL([$join.$D$2:.$D$714]; [$join.$J$2:.$J$714])" office:value-type="float" office:value="0.0790188613863041" calcext:value-type="float">
            <text:p>0.079</text:p>
          </table:table-cell>
          <table:table-cell table:style-name="ce1" table:formula="of:=CORREL([$join.$E$2:.$E$714]; [$join.$J$2:.$J$714])" office:value-type="float" office:value="0.0448667917394722" calcext:value-type="float">
            <text:p>0.045</text:p>
          </table:table-cell>
          <table:table-cell table:style-name="ce1" table:formula="of:=CORREL([$join.$G$2:.$G$714]; [$join.$J$2:.$J$714])" office:value-type="float" office:value="0.683212906267147" calcext:value-type="float">
            <text:p>0.683</text:p>
          </table:table-cell>
          <table:table-cell table:style-name="ce1" table:formula="of:=CORREL([$join.$H$2:.$H$714]; [$join.$J$2:.$J$714])" office:value-type="float" office:value="0.105285267145501" calcext:value-type="float">
            <text:p>0.105</text:p>
          </table:table-cell>
          <table:table-cell table:style-name="ce1" table:formula="of:=CORREL([$join.$J$2:.$J$714]; [$join.$J$2:.$J$714])" office:value-type="float" office:value="1" calcext:value-type="float">
            <text:p>1.000</text:p>
          </table:table-cell>
          <table:table-cell table:style-name="ce1"/>
        </table:table-row>
        <table:table-row table:style-name="ro1">
          <table:table-cell office:value-type="string" calcext:value-type="string">
            <text:p>test-java-17/src/main/java/byteback/test/typeinference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typeinference.Basic.inferPrimitives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13" calcext:value-type="float">
            <text:p>1651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1" calcext:value-type="float">
            <text:p>11771</text:p>
          </table:table-cell>
          <table:table-cell table:number-columns-repeated="3"/>
          <table:table-cell office:value-type="string" calcext:value-type="string">
            <text:p>numeric_steps</text:p>
          </table:table-cell>
          <table:table-cell table:style-name="ce1" table:formula="of:=CORREL([$join.$D$2:.$D$714]; [$join.$K$2:.$K$714])" office:value-type="float" office:value="0.181968528839069" calcext:value-type="float">
            <text:p>0.182</text:p>
          </table:table-cell>
          <table:table-cell table:style-name="ce1" table:formula="of:=CORREL([$join.$E$2:.$E$714]; [$join.$K$2:.$K$714])" office:value-type="float" office:value="0.0845563584365676" calcext:value-type="float">
            <text:p>0.085</text:p>
          </table:table-cell>
          <table:table-cell table:style-name="ce1" table:formula="of:=CORREL([$join.$G$2:.$G$714]; [$join.$K$2:.$K$714])" office:value-type="float" office:value="0.30016962427904" calcext:value-type="float">
            <text:p>0.300</text:p>
          </table:table-cell>
          <table:table-cell table:style-name="ce1" table:formula="of:=CORREL([$join.$H$2:.$H$714]; [$join.$K$2:.$K$714])" office:value-type="float" office:value="0.14207346883892" calcext:value-type="float">
            <text:p>0.142</text:p>
          </table:table-cell>
          <table:table-cell table:style-name="ce1" table:formula="of:=CORREL([$join.$J$2:.$J$714]; [$join.$K$2:.$K$714])" office:value-type="float" office:value="0.969837115504377" calcext:value-type="float">
            <text:p>0.970</text:p>
          </table:table-cell>
          <table:table-cell table:style-name="ce1" table:formula="of:=CORREL([$join.$K$2:.$K$714]; [$join.$K$2:.$K$714])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est-java-17/src/main/java/byteback/test/typeinference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typeinference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$Resource.close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5441" calcext:value-type="float">
            <text:p>215441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0907" calcext:value-type="float">
            <text:p>2209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ceptions/Output/TryWithResources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TryWithResources$Resource.isClosed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Numeric: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not Valid</text:p>
          </table:table-cell>
          <table:table-cell office:value-type="string" calcext:value-type="string">
            <text:p>Valid %</text:p>
          </table:table-cell>
          <table:table-cell office:value-type="string" calcext:value-type="string">
            <text:p>Not valid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java-17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$Resource.&lt;init&gt;(LByteback.Test.Exceptions.TryWithResources;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1254" calcext:value-type="float">
            <text:p>231254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1977" calcext:value-type="float">
            <text:p>241977</text:p>
          </table:table-cell>
          <table:table-cell table:number-columns-repeated="3"/>
          <table:table-cell office:value-type="string" calcext:value-type="string">
            <text:p>cfg</text:p>
          </table:table-cell>
          <table:table-cell table:formula="of:=COUNTIFS([.$B$2:.B$714];&quot;=cfg&quot;;[.$I$2:.$I$714]; &quot;=Valid&quot;)" office:value-type="float" office:value="406" calcext:value-type="float">
            <text:p>406</text:p>
          </table:table-cell>
          <table:table-cell table:formula="of:=COUNTIFS([.$B$2:.$B$714];&quot;=cfg&quot;;[.$I$2:.$I$714]; &quot;&lt;&gt;Valid&quot;)" office:value-type="float" office:value="193" calcext:value-type="float">
            <text:p>193</text:p>
          </table:table-cell>
          <table:table-cell table:style-name="ce4" table:formula="of:=[.P11]/([.P11]+[.Q11])" office:value-type="percentage" office:value="0.67779632721202" calcext:value-type="percentage">
            <text:p>67.8%</text:p>
          </table:table-cell>
          <table:table-cell table:style-name="ce4" table:formula="of:=[.Q11]/([.P11]+[.Q11])" office:value-type="percentage" office:value="0.32220367278798" calcext:value-type="percentage">
            <text:p>32.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java-17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tryWithResourcesFinallyOnExistingResourceClosesResource(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8564" calcext:value-type="float">
            <text:p>278564</text:p>
          </table:table-cell>
          <table:table-cell table:number-columns-repeated="3"/>
          <table:table-cell office:value-type="string" calcext:value-type="string">
            <text:p>function</text:p>
          </table:table-cell>
          <table:table-cell table:formula="of:=COUNTIFS([.B$2:.B$714];&quot;=function&quot;;[.I$2:.I$714]; &quot;=Valid&quot;)" office:value-type="float" office:value="13" calcext:value-type="float">
            <text:p>13</text:p>
          </table:table-cell>
          <table:table-cell table:formula="of:=COUNTIFS([.$B$2:.$B$714];&quot;=function&quot;;[.$I$2:.$I$714]; &quot;&lt;&gt;Valid&quot;)" office:value-type="float" office:value="2" calcext:value-type="float">
            <text:p>2</text:p>
          </table:table-cell>
          <table:table-cell table:style-name="ce4" table:formula="of:=[.P12]/([.P12]+[.Q12])" office:value-type="percentage" office:value="0.866666666666667" calcext:value-type="percentage">
            <text:p>86.7%</text:p>
          </table:table-cell>
          <table:table-cell table:style-name="ce4" table:formula="of:=[.Q12]/([.P12]+[.Q12])" office:value-type="percentage" office:value="0.133333333333333" calcext:value-type="percentage">
            <text:p>13.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java-17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59" calcext:value-type="float">
            <text:p>1645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4" calcext:value-type="float">
            <text:p>11774</text:p>
          </table:table-cell>
          <table:table-cell table:number-columns-repeated="3"/>
          <table:table-cell office:value-type="string" calcext:value-type="string">
            <text:p>predicate</text:p>
          </table:table-cell>
          <table:table-cell table:formula="of:=COUNTIFS([.B$2:.B$714];&quot;=predicate&quot;;[.I$2:.I$714]; &quot;=Valid&quot;)" office:value-type="float" office:value="71" calcext:value-type="float">
            <text:p>71</text:p>
          </table:table-cell>
          <table:table-cell table:formula="of:=COUNTIFS([.$B$2:.$B$714];&quot;=predicate&quot;;[.$I$2:.$I$714]; &quot;&lt;&gt;Valid&quot;)" office:value-type="float" office:value="28" calcext:value-type="float">
            <text:p>28</text:p>
          </table:table-cell>
          <table:table-cell table:style-name="ce4" table:formula="of:=[.P13]/([.P13]+[.Q13])" office:value-type="percentage" office:value="0.717171717171717" calcext:value-type="percentage">
            <text:p>71.7%</text:p>
          </table:table-cell>
          <table:table-cell table:style-name="ce4" table:formula="of:=[.Q13]/([.P13]+[.Q13])" office:value-type="percentage" office:value="0.282828282828283" calcext:value-type="percentage">
            <text:p>28.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java-17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tryWithResourcesOnExistingResourceClosesResource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17/src/main/java/byteback/test/examples/Output/Summar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amples.Summary.summary(RI)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Machine: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not Valid</text:p>
          </table:table-cell>
          <table:table-cell office:value-type="string" calcext:value-type="string">
            <text:p>Valid %</text:p>
          </table:table-cell>
          <table:table-cell office:value-type="string" calcext:value-type="string">
            <text:p>Not valid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java-17/src/main/java/byteback/test/examples/Output/Summar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amples.Summary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63" calcext:value-type="float">
            <text:p>1676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99" calcext:value-type="float">
            <text:p>11999</text:p>
          </table:table-cell>
          <table:table-cell table:number-columns-repeated="3"/>
          <table:table-cell office:value-type="string" calcext:value-type="string">
            <text:p>cfg</text:p>
          </table:table-cell>
          <table:table-cell table:style-name="ce3" table:formula="of:=COUNTIFS([.$B$2:.$B$714];&quot;=&quot;&amp;[.O16];[.$F$2:.$F$714]; &quot;=&quot;&amp;[.$P$15])" office:value-type="float" office:value="311" calcext:value-type="float">
            <text:p>311</text:p>
          </table:table-cell>
          <table:table-cell table:formula="of:=COUNTIFS([.$B$2:.$B$714];&quot;=&quot;&amp;[.$O16];[.$F$2:.$F$714]; &quot;&lt;&gt;&quot;&amp;[.P15])" office:value-type="float" office:value="288" calcext:value-type="float">
            <text:p>288</text:p>
          </table:table-cell>
          <table:table-cell table:style-name="ce4" table:formula="of:=[.P16]/([.P16]+[.Q16])" office:value-type="percentage" office:value="0.519198664440735" calcext:value-type="percentage">
            <text:p>51.9%</text:p>
          </table:table-cell>
          <table:table-cell table:style-name="ce4" table:formula="of:=[.Q16]/([.P16]+[.Q16])" office:value-type="percentage" office:value="0.480801335559265" calcext:value-type="percentage">
            <text:p>48.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java-17/src/main/java/byteback/test/examples/Output/Summary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Summary.contains(RIII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High failure</text:p>
          </table:table-cell>
          <table:table-cell office:value-type="float" office:value="3.58" calcext:value-type="float">
            <text:p>3.58</text:p>
          </table:table-cell>
          <table:table-cell table:number-columns-repeated="4"/>
          <table:table-cell office:value-type="string" calcext:value-type="string">
            <text:p>function</text:p>
          </table:table-cell>
          <table:table-cell table:style-name="ce3" table:formula="of:=COUNTIFS([.$B$2:.$B$714];&quot;=&quot;&amp;[.O17];[.$F$2:.$F$714]; &quot;=&quot;&amp;[.$P$15])" office:value-type="float" office:value="11" calcext:value-type="float">
            <text:p>11</text:p>
          </table:table-cell>
          <table:table-cell table:formula="of:=COUNTIFS([.$B$2:.$B$714];&quot;=&quot;&amp;[.$O17];[.$F$2:.$F$714]; &quot;&lt;&gt;&quot;&amp;[.P16])" office:value-type="float" office:value="15" calcext:value-type="float">
            <text:p>15</text:p>
          </table:table-cell>
          <table:table-cell table:style-name="ce4" table:formula="of:=[.P17]/([.P17]+[.Q17])" office:value-type="percentage" office:value="0.423076923076923" calcext:value-type="percentage">
            <text:p>42.3%</text:p>
          </table:table-cell>
          <table:table-cell table:style-name="ce4" table:formula="of:=[.Q17]/([.P17]+[.Q17])" office:value-type="percentage" office:value="0.576923076923077" calcext:value-type="percentage">
            <text:p>57.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.r_is_null(LByteback.Test.Examples.ReadResource$Resource;R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01512" calcext:value-type="float">
            <text:p>201512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2825" calcext:value-type="float">
            <text:p>202825</text:p>
          </table:table-cell>
          <table:table-cell table:number-columns-repeated="3"/>
          <table:table-cell office:value-type="string" calcext:value-type="string">
            <text:p>predicate</text:p>
          </table:table-cell>
          <table:table-cell table:style-name="ce3" table:formula="of:=COUNTIFS([.$B$2:.$B$714];&quot;=&quot;&amp;[.O18];[.$F$2:.$F$714]; &quot;=&quot;&amp;[.$P$15])" office:value-type="float" office:value="66" calcext:value-type="float">
            <text:p>66</text:p>
          </table:table-cell>
          <table:table-cell table:formula="of:=COUNTIFS([.$B$2:.$B$714];&quot;=&quot;&amp;[.$O18];[.$F$2:.$F$714]; &quot;&lt;&gt;&quot;&amp;[.P17])" office:value-type="float" office:value="99" calcext:value-type="float">
            <text:p>99</text:p>
          </table:table-cell>
          <table:table-cell table:style-name="ce4" table:formula="of:=[.P18]/([.P18]+[.Q18])" office:value-type="percentage" office:value="0.4" calcext:value-type="percentage">
            <text:p>40.0%</text:p>
          </table:table-cell>
          <table:table-cell table:style-name="ce4" table:formula="of:=[.Q18]/([.P18]+[.Q18])" office:value-type="percentage" office:value="0.6" calcext:value-type="percentage">
            <text:p>60.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.a_is_null(LByteback.Test.Examples.ReadResource$Resource;R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199350" calcext:value-type="float">
            <text:p>19935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8480" calcext:value-type="float">
            <text:p>1984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.r_or_a_is_null(LByteback.Test.Examples.ReadResource$Resource;RI)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02431" calcext:value-type="float">
            <text:p>202431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4074" calcext:value-type="float">
            <text:p>2040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.r_is_open(LByteback.Test.Examples.ReadResource$Resource;RI)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9776" calcext:value-type="float">
            <text:p>2097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.r_is_closed(LByteback.Test.Examples.ReadResource$Resource;RI)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8269" calcext:value-type="float">
            <text:p>2082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$Resource.is_closed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5093" calcext:value-type="float">
            <text:p>235093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8227" calcext:value-type="float">
            <text:p>2082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amples.ReadResource$Resource.close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7156" calcext:value-type="float">
            <text:p>21715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3423" calcext:value-type="float">
            <text:p>2234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.r_and_a_are_not_null(LByteback.Test.Examples.ReadResource$Resource;RI)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1470" calcext:value-type="float">
            <text:p>21147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2050" calcext:value-type="float">
            <text:p>2120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$Resource.has_no_next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0903" calcext:value-type="float">
            <text:p>2109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amples.ReadResource.readInto(LByteback.Test.Examples.ReadResource$Resource;RI)V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7572" calcext:value-type="float">
            <text:p>2775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amples.ReadResourc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841" calcext:value-type="float">
            <text:p>16841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156" calcext:value-type="float">
            <text:p>121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$Resource.has_next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7065" calcext:value-type="float">
            <text:p>2070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$Resource.is_open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.a_is_empty(LByteback.Test.Examples.ReadResource$Resource;RII)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igh failure</text:p>
          </table:table-cell>
          <table:table-cell office:value-type="float" office:value="2.57" calcext:value-type="float">
            <text:p>2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amples.ReadResource$Resourc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7292" calcext:value-type="float">
            <text:p>17292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2607" calcext:value-type="float">
            <text:p>126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patternmatching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patternmatching.Basic.test()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7524" calcext:value-type="float">
            <text:p>217524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6997" calcext:value-type="float">
            <text:p>216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patternmatching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patternmatching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generics/Output/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generics.List.main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33230" calcext:value-type="float">
            <text:p>333230</text:p>
          </table:table-cell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41955" calcext:value-type="float">
            <text:p>341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generics/Output/List.jav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generics.List.getTail()LByteback.Test.Generics.Lis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2142" calcext:value-type="float">
            <text:p>212142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2672" calcext:value-type="float">
            <text:p>2126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generics/Output/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generics.List.&lt;init&gt;(LJava.Lang.Object;LByteback.Test.Generics.List;)V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generics/Output/List.jav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generics.List.getElement()LJava.Lang.Objec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63627" calcext:value-type="float">
            <text:p>3636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generics/Output/Lis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generics.List.field_values(LJava.Lang.Object;LByteback.Test.Generics.List;)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3355" calcext:value-type="float">
            <text:p>213355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5079" calcext:value-type="float">
            <text:p>2150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generics/Output/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generics.List.&lt;init&gt;(LJava.Lang.Object;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1238" calcext:value-type="float">
            <text:p>21123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3097" calcext:value-type="float">
            <text:p>2030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VirtualCall.jav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operation.VirtualCall.getThat(LByteback.Test.Operation.VirtualCall;)LByteback.Test.Operation.VirtualCall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0455" calcext:value-type="float">
            <text:p>190455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6407" calcext:value-type="float">
            <text:p>1964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VirtualCall.jav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operation.VirtualCall.getThis()LByteback.Test.Operation.VirtualCall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88736" calcext:value-type="float">
            <text:p>188736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092" calcext:value-type="float">
            <text:p>1910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VirtualCal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VirtualCall.proceduralGetThis()LByteback.Test.Operation.VirtualCall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0235" calcext:value-type="float">
            <text:p>2002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VirtualCal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VirtualCall.callsPure()LByteback.Test.Operation.VirtualCall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1470" calcext:value-type="float">
            <text:p>2014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VirtualCal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VirtualCall.callsProcedural()LByteback.Test.Operation.VirtualCall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1470" calcext:value-type="float">
            <text:p>2014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VirtualCal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VirtualCall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608" calcext:value-type="float">
            <text:p>1660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23" calcext:value-type="float">
            <text:p>119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VirtualCal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VirtualCall.proceduralGetThat(LByteback.Test.Operation.VirtualCall;)LByteback.Test.Operation.VirtualCall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2341" calcext:value-type="float">
            <text:p>2023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Boolean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Boolean.shortCircuitingOr(ZZ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11" calcext:value-type="float">
            <text:p>0.11</text:p>
          </table:table-cell>
          <table:table-cell office:value-type="float" office:value="705047" calcext:value-type="float">
            <text:p>7050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Boolean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Boolean.shortCircuitingNot(Z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22" calcext:value-type="float">
            <text:p>0.22</text:p>
          </table:table-cell>
          <table:table-cell office:value-type="float" office:value="1087165" calcext:value-type="float">
            <text:p>10871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Boolean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Boolean.shortCircuitingAnd(ZZ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737" calcext:value-type="float">
            <text:p>191737</text:p>
          </table:table-cell>
          <table:table-cell office:value-type="string" calcext:value-type="string">
            <text:p>Valid</text:p>
          </table:table-cell>
          <table:table-cell office:value-type="float" office:value="0.11" calcext:value-type="float">
            <text:p>0.11</text:p>
          </table:table-cell>
          <table:table-cell office:value-type="float" office:value="703726" calcext:value-type="float">
            <text:p>7037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Boolean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Boolean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Boolean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operation.Boolean.and(ZZ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Boolean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operation.Boolean.or(ZZ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Rea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Real.sumIfSmaller(DD)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96" calcext:value-type="float">
            <text:p>16496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31" calcext:value-type="float">
            <text:p>118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Rea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Real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StaticCal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StaticCall.proceduralIncrement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StaticCal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StaticCall.callsPure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StaticCal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StaticCall.callsProcedural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89355" calcext:value-type="float">
            <text:p>189355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98119" calcext:value-type="float">
            <text:p>981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StaticCal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StaticCall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Addition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NestedPlus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51" calcext:value-type="float">
            <text:p>1645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Square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ReturnsOne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RectangleArea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Subtraction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AssignPlus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Minus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Multiplication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SquareArea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CommonSubExpressionPlus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Even(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33" calcext:value-type="float">
            <text:p>1643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64" calcext:value-type="float">
            <text:p>123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Division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SwappingExpressionPlus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AssignPlusIndirectVariables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51" calcext:value-type="float">
            <text:p>1645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Modulo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AssignIndirect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ReturnsZero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Odd(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rray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rray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rray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rray.Basic.constructors()V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44576" calcext:value-type="float">
            <text:p>24457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9322" calcext:value-type="float">
            <text:p>2393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rray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rray.Basic.assignElement(RI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rray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rray.Basic.literals()V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60218" calcext:value-type="float">
            <text:p>26021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3247" calcext:value-type="float">
            <text:p>2632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rray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rray.Basic.lengthReference(R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rray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rray.Basic.last_element_is_1(R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quantifier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quantifier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quantifier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quantifier.Basic.existentialQuantifier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15" calcext:value-type="float">
            <text:p>16715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963" calcext:value-type="float">
            <text:p>119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quantifier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quantifier.Basic.universalQuantifier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15" calcext:value-type="float">
            <text:p>1671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63" calcext:value-type="float">
            <text:p>119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hasPrevious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8862" calcext:value-type="float">
            <text:p>28862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1971" calcext:value-type="float">
            <text:p>219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rangeCheckForAdd(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13" calcext:value-type="float">
            <text:p>0.13</text:p>
          </table:table-cell>
          <table:table-cell office:value-type="float" office:value="775755" calcext:value-type="float">
            <text:p>775755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50308" calcext:value-type="float">
            <text:p>3503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checkForComodification(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30559" calcext:value-type="float">
            <text:p>30559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3676" calcext:value-type="float">
            <text:p>236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spliterator()LJava.Util.Spliterator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60415" calcext:value-type="float">
            <text:p>3604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ArrayListSpliterator.estimateSize()J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4757" calcext:value-type="float">
            <text:p>25475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1822" calcext:value-type="float">
            <text:p>2718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ArrayListSpliterator.trySplit()LJava.Util.Spliterator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2.24" calcext:value-type="float">
            <text:p>2.24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6675" calcext:value-type="float">
            <text:p>2666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library.java.util.ArrayList$SubList$1.lastRet_is_valid_and_modCount_is_invalid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151" calcext:value-type="float">
            <text:p>19151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4446" calcext:value-type="float">
            <text:p>144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addAll(ILJava.Util.Collection;)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6841" calcext:value-type="float">
            <text:p>266841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04054" calcext:value-type="float">
            <text:p>3040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toArray()RLJava.Lang.Object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2442" calcext:value-type="float">
            <text:p>2624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emoveRange(II)V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28706" calcext:value-type="float">
            <text:p>3287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listIterator()LJava.Util.ListIterator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87321" calcext:value-type="float">
            <text:p>3873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ListItr.previousIndex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9360" calcext:value-type="float">
            <text:p>2936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2461" calcext:value-type="float">
            <text:p>224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emove(LJava.Lang.Object;)Z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4298" calcext:value-type="float">
            <text:p>25429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3956" calcext:value-type="float">
            <text:p>2639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contains(LJava.Lang.Object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1254" calcext:value-type="float">
            <text:p>231254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9443" calcext:value-type="float">
            <text:p>2494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addAll(LJava.Util.Collection;)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81563" calcext:value-type="float">
            <text:p>2815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library.java.util.ArrayList$SubList$1.lastRet_is_invalid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094" calcext:value-type="float">
            <text:p>1909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4389" calcext:value-type="float">
            <text:p>143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sort(LJava.Util.Comparator;)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30243" calcext:value-type="float">
            <text:p>30243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3360" calcext:value-type="float">
            <text:p>233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hashCode()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3083" calcext:value-type="float">
            <text:p>2730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clear()V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422699" calcext:value-type="float">
            <text:p>4226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angeCheck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4149" calcext:value-type="float">
            <text:p>264149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5046" calcext:value-type="float">
            <text:p>2750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ListItr.&lt;init&gt;(LByteback.Test.Library.Java.Util.ArrayList;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0925" calcext:value-type="float">
            <text:p>250925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6179" calcext:value-type="float">
            <text:p>2561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removeAll(LJava.Util.Collection;)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9991" calcext:value-type="float">
            <text:p>249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subList(II)LJava.Util.List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65080" calcext:value-type="float">
            <text:p>3650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toArray(RLJava.Lang.Object;)RLJava.Lang.Object;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0082" calcext:value-type="float">
            <text:p>2700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get(I)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7407" calcext:value-type="float">
            <text:p>2674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grow(I)V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6160" calcext:value-type="float">
            <text:p>2761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removeRange(II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9548" calcext:value-type="float">
            <text:p>2695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toString()LJava.Lang.String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1" calcext:value-type="float">
            <text:p>0.1</text:p>
          </table:table-cell>
          <table:table-cell office:value-type="float" office:value="617115" calcext:value-type="float">
            <text:p>617115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27616" calcext:value-type="float">
            <text:p>3276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eplaceAll(LJava.Util.Function.UnaryOperator;)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28102" calcext:value-type="float">
            <text:p>3281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forEach(LJava.Util.Function.Consumer;)V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4826" calcext:value-type="float">
            <text:p>2748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add(LJava.Lang.Object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5158" calcext:value-type="float">
            <text:p>23515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7368" calcext:value-type="float">
            <text:p>2473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Itr.next()LJava.Lang.Object;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75970" calcext:value-type="float">
            <text:p>3759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indexOf(LJava.Lang.Object;)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5128" calcext:value-type="float">
            <text:p>25512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5268" calcext:value-type="float">
            <text:p>2652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eadObject(LJava.Io.ObjectInputStream;)V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99572" calcext:value-type="float">
            <text:p>3995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ListItr.nextIndex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8924" calcext:value-type="float">
            <text:p>289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2041" calcext:value-type="float">
            <text:p>220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remove(LJava.Lang.Object;)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3089" calcext:value-type="float">
            <text:p>2530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&lt;init&gt;(LByteback.Test.Library.Java.Util.ArrayList$SubList;II)V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8718" calcext:value-type="float">
            <text:p>25871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5982" calcext:value-type="float">
            <text:p>2659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retainAll(LJava.Util.Collection;)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9995" calcext:value-type="float">
            <text:p>24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toArray(RLJava.Lang.Object;)RLJava.Lang.Object;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97429" calcext:value-type="float">
            <text:p>3974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library.java.util.ArrayList$SubList.index_is_out_of_bounds_incl(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9237" calcext:value-type="float">
            <text:p>229237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41470" calcext:value-type="float">
            <text:p>2414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&lt;init&gt;(LJava.Util.Collection;)V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88373" calcext:value-type="float">
            <text:p>288373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24390" calcext:value-type="float">
            <text:p>3243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subList(II)LJava.Util.List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49135" calcext:value-type="float">
            <text:p>3491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lastIndexOf(LJava.Lang.Object;)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9187" calcext:value-type="float">
            <text:p>2591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clear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5406" calcext:value-type="float">
            <text:p>23540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6256" calcext:value-type="float">
            <text:p>2462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hugeCapacity(I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955" calcext:value-type="float">
            <text:p>19955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5246" calcext:value-type="float">
            <text:p>15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ArrayListSpliterator.trySplit()LByteback.Test.Library.Java.Util.ArrayList$ArrayListSpliterator;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82862" calcext:value-type="float">
            <text:p>3828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toArray()R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11" calcext:value-type="float">
            <text:p>0.11</text:p>
          </table:table-cell>
          <table:table-cell office:value-type="float" office:value="648227" calcext:value-type="float">
            <text:p>648227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57576" calcext:value-type="float">
            <text:p>3575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remove()V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26" calcext:value-type="float">
            <text:p>0.26</text:p>
          </table:table-cell>
          <table:table-cell office:value-type="float" office:value="1198675" calcext:value-type="float">
            <text:p>1198675</text:p>
          </table:table-cell>
          <table:table-cell office:value-type="string" calcext:value-type="string">
            <text:p>Valid</text:p>
          </table:table-cell>
          <table:table-cell office:value-type="float" office:value="0.08" calcext:value-type="float">
            <text:p>0.08</text:p>
          </table:table-cell>
          <table:table-cell office:value-type="float" office:value="493879" calcext:value-type="float">
            <text:p>4938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equals(LJava.Lang.Object;)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66891" calcext:value-type="float">
            <text:p>3668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rangeCheck(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ListItr.hasPrevious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9211" calcext:value-type="float">
            <text:p>2921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2328" calcext:value-type="float">
            <text:p>223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size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8288" calcext:value-type="float">
            <text:p>2828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21405" calcext:value-type="float">
            <text:p>214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set(ILJava.Lang.Object;)LJava.Lang.Object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65894" calcext:value-type="float">
            <text:p>3658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ArrayListSpliterator.getFence()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32042" calcext:value-type="float">
            <text:p>32042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5151" calcext:value-type="float">
            <text:p>251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listIterator(I)LJava.Util.ListIterator;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81367" calcext:value-type="float">
            <text:p>3813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removeRange(II)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31894" calcext:value-type="float">
            <text:p>3189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5011" calcext:value-type="float">
            <text:p>25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ArrayListSpliterator.forEachRemaining(LJava.Util.Function.Consumer;)V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1.03" calcext:value-type="float">
            <text:p>1.03</text:p>
          </table:table-cell>
          <table:table-cell office:value-type="float" office:value="5001728" calcext:value-type="float">
            <text:p>5001728</text:p>
          </table:table-cell>
          <table:table-cell office:value-type="string" calcext:value-type="string">
            <text:p>Valid</text:p>
          </table:table-cell>
          <table:table-cell office:value-type="float" office:value="0.08" calcext:value-type="float">
            <text:p>0.08</text:p>
          </table:table-cell>
          <table:table-cell office:value-type="float" office:value="434809" calcext:value-type="float">
            <text:p>4348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ArrayListSpliterator.&lt;init&gt;(LByteback.Test.Library.Java.Util.ArrayList;III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5671" calcext:value-type="float">
            <text:p>255671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1274" calcext:value-type="float">
            <text:p>2612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$ListItr.&lt;init&gt;(LByteback.Test.Library.Java.Util.AbstractList;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216" calcext:value-type="float">
            <text:p>19216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4511" calcext:value-type="float">
            <text:p>145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library.java.util.ArrayList.legal_capacity(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216" calcext:value-type="float">
            <text:p>19216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4511" calcext:value-type="float">
            <text:p>145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&lt;init&gt;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66" calcext:value-type="float">
            <text:p>3.66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14645" calcext:value-type="float">
            <text:p>3146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library.java.util.ArrayList.illegal_capacity(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9273" calcext:value-type="float">
            <text:p>19273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4564" calcext:value-type="float">
            <text:p>145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listIterator()LJava.Util.ListIterator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55" calcext:value-type="float">
            <text:p>3.5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7624" calcext:value-type="float">
            <text:p>2676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etainAll(LJava.Util.Collection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3505" calcext:value-type="float">
            <text:p>253505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6107" calcext:value-type="float">
            <text:p>2761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previousIndex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8260" calcext:value-type="float">
            <text:p>2826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1377" calcext:value-type="float">
            <text:p>213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addAll(ILJava.Util.Collection;)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8153" calcext:value-type="float">
            <text:p>2481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rangeCheckForAdd(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7612" calcext:value-type="float">
            <text:p>267612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06269" calcext:value-type="float">
            <text:p>3062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indexOf(LJava.Lang.Object;)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85449" calcext:value-type="float">
            <text:p>2854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size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8880" calcext:value-type="float">
            <text:p>2888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21997" calcext:value-type="float">
            <text:p>21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remove(I)LJava.Lang.Object;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93743" calcext:value-type="float">
            <text:p>3937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java.lang.UnsupportedOperationException.&lt;init&gt;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216" calcext:value-type="float">
            <text:p>19216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4511" calcext:value-type="float">
            <text:p>145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add(LJava.Lang.Object;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009" calcext:value-type="float">
            <text:p>1900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4312" calcext:value-type="float">
            <text:p>143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lastIndexOf(LJava.Lang.Object;)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80667" calcext:value-type="float">
            <text:p>280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add(ILJava.Lang.Object;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73291" calcext:value-type="float">
            <text:p>3732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trimToSize()V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59512" calcext:value-type="float">
            <text:p>3595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emoveAll(LJava.Util.Collection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2412" calcext:value-type="float">
            <text:p>252412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4301" calcext:value-type="float">
            <text:p>2743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add(LJava.Lang.Object;)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408592" calcext:value-type="float">
            <text:p>4085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ListItr.add(LJava.Lang.Object;)V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31768" calcext:value-type="float">
            <text:p>31768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4921" calcext:value-type="float">
            <text:p>24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listIterator(I)LJava.Util.ListIterator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46172" calcext:value-type="float">
            <text:p>3461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SubList.&lt;init&gt;(LByteback.Test.Library.Java.Util.AbstractList;I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094" calcext:value-type="float">
            <text:p>1909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4389" calcext:value-type="float">
            <text:p>143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library.java.util.ArrayList$SubList$1.modCount_is_invalid()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4307" calcext:value-type="float">
            <text:p>2543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add(ILJava.Lang.Object;)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38283" calcext:value-type="float">
            <text:p>3382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ArrayListSpliterator.tryAdvance(LJava.Util.Function.Consumer;)Z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425296" calcext:value-type="float">
            <text:p>4252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ArrayListSpliterator.characteristics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916" calcext:value-type="float">
            <text:p>18916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4227" calcext:value-type="float">
            <text:p>142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set(ILJava.Lang.Object;)LJava.Lang.Object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8" calcext:value-type="float">
            <text:p>0.08</text:p>
          </table:table-cell>
          <table:table-cell office:value-type="float" office:value="459951" calcext:value-type="float">
            <text:p>4599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set(LJava.Lang.Object;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14" calcext:value-type="float">
            <text:p>0.14</text:p>
          </table:table-cell>
          <table:table-cell office:value-type="float" office:value="924768" calcext:value-type="float">
            <text:p>924768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22535" calcext:value-type="float">
            <text:p>3225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ListItr.set(LJava.Lang.Object;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30434" calcext:value-type="float">
            <text:p>3043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3539" calcext:value-type="float">
            <text:p>235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iterator()LJava.Util.Iterator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4.35" calcext:value-type="float">
            <text:p>4.3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3540" calcext:value-type="float">
            <text:p>2735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hasNext()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9159" calcext:value-type="float">
            <text:p>29159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2276" calcext:value-type="float">
            <text:p>222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get(I)LJava.Lang.Object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2866" calcext:value-type="float">
            <text:p>2528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iterator()LJava.Util.Iterator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addAll(LJava.Util.Collection;)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93916" calcext:value-type="float">
            <text:p>29391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84294" calcext:value-type="float">
            <text:p>2842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subListRangeCheck(II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6793" calcext:value-type="float">
            <text:p>256793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4566" calcext:value-type="float">
            <text:p>2645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java.lang.reflect.Array.newInstance(LJava.Lang.Class;I)LJava.Lang.Objec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88517" calcext:value-type="float">
            <text:p>3885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containsAll(LJava.Util.Collection;)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4946" calcext:value-type="float">
            <text:p>2549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batchRemove(LJava.Util.Collection;Z)Z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80326" calcext:value-type="float">
            <text:p>3803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&lt;init&gt;(LByteback.Test.Library.Java.Util.ArrayList;LByteback.Test.Library.Java.Util.AbstractList;III)V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2867" calcext:value-type="float">
            <text:p>27286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8353" calcext:value-type="float">
            <text:p>2783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outOfBoundsMsg(I)LJava.Lang.String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5520" calcext:value-type="float">
            <text:p>23552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7706" calcext:value-type="float">
            <text:p>2477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library.java.util.ArrayList$SubList.index_is_out_of_bounds(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8360" calcext:value-type="float">
            <text:p>22836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0093" calcext:value-type="float">
            <text:p>2400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contains(LJava.Lang.Object;)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5720" calcext:value-type="float">
            <text:p>2557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angeCheckForAdd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81050" calcext:value-type="float">
            <text:p>28105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93990" calcext:value-type="float">
            <text:p>2939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iterator()LJava.Util.Iterator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94249" calcext:value-type="float">
            <text:p>3942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forEachRemaining(LJava.Util.Function.Consumer;)V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2" calcext:value-type="float">
            <text:p>0.2</text:p>
          </table:table-cell>
          <table:table-cell office:value-type="float" office:value="1730841" calcext:value-type="float">
            <text:p>1730841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92047" calcext:value-type="float">
            <text:p>2920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elementData(I)LJava.Lang.Object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4580" calcext:value-type="float">
            <text:p>2545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emove(I)LJava.Lang.Object;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423183" calcext:value-type="float">
            <text:p>4231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ensureCapacity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0003" calcext:value-type="float">
            <text:p>2000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5257" calcext:value-type="float">
            <text:p>15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writeObject(LJava.Io.ObjectOutputStream;)V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7325" calcext:value-type="float">
            <text:p>2773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subList(II)LJava.Util.List;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53651" calcext:value-type="float">
            <text:p>3536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hugeCapacity(I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635" calcext:value-type="float">
            <text:p>1963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4946" calcext:value-type="float">
            <text:p>149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&lt;init&gt;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42937" calcext:value-type="float">
            <text:p>3429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finishToArray(RLJava.Lang.Object;LJava.Util.Iterator;)R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Itr.&lt;init&gt;(LByteback.Test.Library.Java.Util.ArrayList;)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6598" calcext:value-type="float">
            <text:p>25659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3613" calcext:value-type="float">
            <text:p>2636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Itr.checkForComodification(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30361" calcext:value-type="float">
            <text:p>3036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3478" calcext:value-type="float">
            <text:p>234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$Itr.&lt;init&gt;(LByteback.Test.Library.Java.Util.AbstractList;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094" calcext:value-type="float">
            <text:p>1909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4389" calcext:value-type="float">
            <text:p>143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checkForComodification(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21" calcext:value-type="float">
            <text:p>0.21</text:p>
          </table:table-cell>
          <table:table-cell office:value-type="float" office:value="1728667" calcext:value-type="float">
            <text:p>1728667</text:p>
          </table:table-cell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72472" calcext:value-type="float">
            <text:p>3724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listIterator(I)LJava.Util.ListIterator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83380" calcext:value-type="float">
            <text:p>3833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clone()LJava.Lang.Object;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70244" calcext:value-type="float">
            <text:p>3702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emoveIf(LJava.Util.Function.Predicate;)Z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48425" calcext:value-type="float">
            <text:p>3484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1217" calcext:value-type="float">
            <text:p>2512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add(LJava.Lang.Object;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1.43" calcext:value-type="float">
            <text:p>1.43</text:p>
          </table:table-cell>
          <table:table-cell office:value-type="float" office:value="12208993" calcext:value-type="float">
            <text:p>12208993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35272" calcext:value-type="float">
            <text:p>3352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addAll(LJava.Util.Collection;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3360" calcext:value-type="float">
            <text:p>25336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4256" calcext:value-type="float">
            <text:p>2742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&lt;clinit&gt;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2982" calcext:value-type="float">
            <text:p>262982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6625" calcext:value-type="float">
            <text:p>276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Itr.forEachRemaining(LJava.Util.Function.Consumer;)V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08" calcext:value-type="float">
            <text:p>0.08</text:p>
          </table:table-cell>
          <table:table-cell office:value-type="float" office:value="607408" calcext:value-type="float">
            <text:p>60740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81386" calcext:value-type="float">
            <text:p>2813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next()LJava.Lang.Object;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421248" calcext:value-type="float">
            <text:p>4212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ensureExplicitCapacity(I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42896" calcext:value-type="float">
            <text:p>3428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spliterator()LJava.Util.Spliterator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42001" calcext:value-type="float">
            <text:p>34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remove(I)LJava.Lang.Object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49243" calcext:value-type="float">
            <text:p>3492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outOfBoundsMsg(I)LJava.Lang.String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5287" calcext:value-type="float">
            <text:p>23528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7168" calcext:value-type="float">
            <text:p>2471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clear(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0951" calcext:value-type="float">
            <text:p>2509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previous()LJava.Lang.Object;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41" calcext:value-type="float">
            <text:p>0.41</text:p>
          </table:table-cell>
          <table:table-cell office:value-type="float" office:value="2583803" calcext:value-type="float">
            <text:p>2583803</text:p>
          </table:table-cell>
          <table:table-cell office:value-type="string" calcext:value-type="string">
            <text:p>Valid</text:p>
          </table:table-cell>
          <table:table-cell office:value-type="float" office:value="0.08" calcext:value-type="float">
            <text:p>0.08</text:p>
          </table:table-cell>
          <table:table-cell office:value-type="float" office:value="419320" calcext:value-type="float">
            <text:p>4193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java.util.function.UnaryOperator.apply(LJava.Lang.Object;)LJava.Lang.Objec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437760" calcext:value-type="float">
            <text:p>4377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ListItr.previous()LJava.Lang.Object;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378556" calcext:value-type="float">
            <text:p>378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fastRemove(I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430514" calcext:value-type="float">
            <text:p>4305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add(ILJava.Lang.Object;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094" calcext:value-type="float">
            <text:p>1909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4389" calcext:value-type="float">
            <text:p>143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outOfBoundsMsg(I)LJava.Lang.String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7969" calcext:value-type="float">
            <text:p>237969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1198" calcext:value-type="float">
            <text:p>2511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isEmpty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9385" calcext:value-type="float">
            <text:p>29385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2502" calcext:value-type="float">
            <text:p>22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Itr.hasNext()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9823" calcext:value-type="float">
            <text:p>29823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2940" calcext:value-type="float">
            <text:p>229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&lt;init&gt;(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91379" calcext:value-type="float">
            <text:p>291379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39832" calcext:value-type="float">
            <text:p>3398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set(ILJava.Lang.Object;)LJava.Lang.Object;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62270" calcext:value-type="float">
            <text:p>3622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ensureCapacityInternal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9307" calcext:value-type="float">
            <text:p>23930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8384" calcext:value-type="float">
            <text:p>2483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Itr.remove()V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31820" calcext:value-type="float">
            <text:p>3182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4965" calcext:value-type="float">
            <text:p>249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isEmpty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1963" calcext:value-type="float">
            <text:p>231963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6387" calcext:value-type="float">
            <text:p>2463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nextIndex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950" calcext:value-type="float">
            <text:p>2795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1099" calcext:value-type="float">
            <text:p>210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addAll(ILJava.Util.Collection;)Z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71305" calcext:value-type="float">
            <text:p>3713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library.java.util.ArrayList$SubList$1.lastRet_is_valid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7042" calcext:value-type="float">
            <text:p>227042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37765" calcext:value-type="float">
            <text:p>2377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RandomAccessSubList.&lt;init&gt;(LByteback.Test.Library.Java.Util.AbstractList;I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916" calcext:value-type="float">
            <text:p>18916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4227" calcext:value-type="float">
            <text:p>142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remove(I)LJava.Lang.Object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2.72" calcext:value-type="float">
            <text:p>2.72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size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121" calcext:value-type="float">
            <text:p>2712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0278" calcext:value-type="float">
            <text:p>202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nextIndex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009" calcext:value-type="float">
            <text:p>2700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20166" calcext:value-type="float">
            <text:p>201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next()LJava.Lang.Object;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removeFirstOccurrence(LJava.Lang.Object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2496" calcext:value-type="float">
            <text:p>21249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8338" calcext:value-type="float">
            <text:p>2283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add(LJava.Lang.Object;)V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03341" calcext:value-type="float">
            <text:p>10334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94514" calcext:value-type="float">
            <text:p>945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ccess$300(LByteback.Test.Library.Java.Util.LinkedList;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077" calcext:value-type="float">
            <text:p>27077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0234" calcext:value-type="float">
            <text:p>202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contains(LJava.Lang.Object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2642" calcext:value-type="float">
            <text:p>212642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28513" calcext:value-type="float">
            <text:p>2285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previous()LJava.Lang.Object;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3.95" calcext:value-type="float">
            <text:p>3.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offerFirst(LJava.Lang.Object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readObject(LJava.Io.ObjectInputStream;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ddFirst(LJava.Lang.Object;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poll()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previousIndex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009" calcext:value-type="float">
            <text:p>27009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0166" calcext:value-type="float">
            <text:p>201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ddAll(ILJava.Util.Collection;)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pollFirst()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unlink(LByteback.Test.Library.Java.Util.LinkedList$Node;)LJava.Lang.Object;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descendingIterator()LJava.Util.Iterator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peekLast()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removeLast()LJava.Lang.Object;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remove()V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3410" calcext:value-type="float">
            <text:p>24341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4634" calcext:value-type="float">
            <text:p>2646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dd(ILJava.Lang.Object;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2783" calcext:value-type="float">
            <text:p>212783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30998" calcext:value-type="float">
            <text:p>230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checkElementIndex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unlinkLast(LByteback.Test.Library.Java.Util.LinkedList$Node;)LJava.Lang.Object;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&lt;init&gt;(LJava.Util.Collection;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ddAll(LJava.Util.Collection;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2.06" calcext:value-type="float">
            <text:p>2.06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hasNext()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8028" calcext:value-type="float">
            <text:p>28028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1177" calcext:value-type="float">
            <text:p>21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push(LJava.Lang.Object;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peek()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clear()V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LSpliterator.estimateSize()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0427" calcext:value-type="float">
            <text:p>23042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3765" calcext:value-type="float">
            <text:p>2437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element()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toArray()RLJava.Lang.Object;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superClone()LByteback.Test.Library.Java.Util.LinkedLis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7666" calcext:value-type="float">
            <text:p>24766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6661" calcext:value-type="float">
            <text:p>2666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DescendingIterator.remove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DescendingIterator.&lt;init&gt;(LByteback.Test.Library.Java.Util.LinkedList;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24916" calcext:value-type="float">
            <text:p>32491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302892" calcext:value-type="float">
            <text:p>3028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ccess$200(LByteback.Test.Library.Java.Util.LinkedList;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077" calcext:value-type="float">
            <text:p>27077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0234" calcext:value-type="float">
            <text:p>202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listIterator(I)LJava.Util.ListIterator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ccess$000(LByteback.Test.Library.Java.Util.LinkedList;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077" calcext:value-type="float">
            <text:p>27077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0234" calcext:value-type="float">
            <text:p>202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LSpliterator.&lt;init&gt;(LByteback.Test.Library.Java.Util.LinkedList;I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2954" calcext:value-type="float">
            <text:p>242954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5431" calcext:value-type="float">
            <text:p>2454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linkFirst(LJava.Lang.Object;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78065" calcext:value-type="float">
            <text:p>278065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8508" calcext:value-type="float">
            <text:p>2785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outOfBoundsMsg(I)LJava.Lang.String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9661" calcext:value-type="float">
            <text:p>219661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31457" calcext:value-type="float">
            <text:p>2314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writeObject(LJava.Io.ObjectOutputStream;)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DescendingIterator.next()LJava.Lang.Objec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pollLast()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checkForComodification(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lastIndexOf(LJava.Lang.Object;)I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toArray(RLJava.Lang.Object;)RLJava.Lang.Object;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450197" calcext:value-type="float">
            <text:p>450197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getFirst()LJava.Lang.Object;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LSpliterator.tryAdvance(LJava.Util.Function.Consumer;)Z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node(I)LByteback.Test.Library.Java.Util.LinkedList$Node;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offer(LJava.Lang.Object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2496" calcext:value-type="float">
            <text:p>212496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28338" calcext:value-type="float">
            <text:p>2283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ccess$500(LByteback.Test.Library.Java.Util.LinkedList;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077" calcext:value-type="float">
            <text:p>2707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20234" calcext:value-type="float">
            <text:p>202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LSpliterator.characteristics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indexOf(LJava.Lang.Object;)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1778" calcext:value-type="float">
            <text:p>261778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ccess$400(LByteback.Test.Library.Java.Util.LinkedList;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077" calcext:value-type="float">
            <text:p>27077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0234" calcext:value-type="float">
            <text:p>202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&lt;init&gt;(LByteback.Test.Library.Java.Util.LinkedList;I)V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450209" calcext:value-type="float">
            <text:p>450209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99776" calcext:value-type="float">
            <text:p>2997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isPositionIndex(I)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set(LJava.Lang.Object;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6895" calcext:value-type="float">
            <text:p>236895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4809" calcext:value-type="float">
            <text:p>2448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ddLast(LJava.Lang.Object;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isElementIndex(I)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set(ILJava.Lang.Object;)LJava.Lang.Object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offerLast(LJava.Lang.Object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LSpliterator.getEst()I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1997" calcext:value-type="float">
            <text:p>25199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3435" calcext:value-type="float">
            <text:p>2634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removeLastOccurrence(LJava.Lang.Object;)Z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1778" calcext:value-type="float">
            <text:p>261778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&lt;init&gt;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LSpliterator.forEachRemaining(LJava.Util.Function.Consumer;)V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remove(LJava.Lang.Object;)Z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1778" calcext:value-type="float">
            <text:p>261778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LSpliterator.trySplit()LJava.Util.Spliterator;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linkLast(LJava.Lang.Object;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8065" calcext:value-type="float">
            <text:p>278065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78508" calcext:value-type="float">
            <text:p>2785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unlinkFirst(LByteback.Test.Library.Java.Util.LinkedList$Node;)LJava.Lang.Object;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peekFirst()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ccess$100(LByteback.Test.Library.Java.Util.LinkedList;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077" calcext:value-type="float">
            <text:p>27077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0234" calcext:value-type="float">
            <text:p>202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DescendingIterator.hasNext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9602" calcext:value-type="float">
            <text:p>229602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8013" calcext:value-type="float">
            <text:p>2380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checkPositionIndex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linkBefore(LJava.Lang.Object;LByteback.Test.Library.Java.Util.LinkedList$Node;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90683" calcext:value-type="float">
            <text:p>290683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81651" calcext:value-type="float">
            <text:p>2816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getLast()LJava.Lang.Object;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get(I)LJava.Lang.Objec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removeFirst()LJava.Lang.Object;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Node.&lt;init&gt;(LByteback.Test.Library.Java.Util.LinkedList$Node;LJava.Lang.Object;LByteback.Test.Library.Java.Util.LinkedList$Node;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forEachRemaining(LJava.Util.Function.Consumer;)V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clone()LJava.Lang.Object;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13" calcext:value-type="float">
            <text:p>0.13</text:p>
          </table:table-cell>
          <table:table-cell office:value-type="float" office:value="885501" calcext:value-type="float">
            <text:p>88550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hasPrevious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300" calcext:value-type="float">
            <text:p>2730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20453" calcext:value-type="float">
            <text:p>204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spliterator()LJava.Util.Spliterator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remove()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61" calcext:value-type="float">
            <text:p>3.61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pop()LJava.Lang.Object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dd(LJava.Lang.Object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LinearSear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LinearSearch.search(RIIII)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LinearSear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LinearSearch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LinearSear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LinearSearch.search(RLJava.Lang.Object;LJava.Lang.Object;II)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19" calcext:value-type="float">
            <text:p>0.19</text:p>
          </table:table-cell>
          <table:table-cell office:value-type="float" office:value="914658" calcext:value-type="float">
            <text:p>9146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ArrayRevers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ArrayReverse.reverse_of(RIRI)Z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29" calcext:value-type="float">
            <text:p>0.29</text:p>
          </table:table-cell>
          <table:table-cell office:value-type="float" office:value="1747531" calcext:value-type="float">
            <text:p>174753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ArrayRevers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ArrayRevers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632" calcext:value-type="float">
            <text:p>1663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47" calcext:value-type="float">
            <text:p>119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ArrayRevers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ArrayReverse.bounded_indices(RI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117" calcext:value-type="float">
            <text:p>1711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71" calcext:value-type="float">
            <text:p>123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ArrayRevers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ArrayReverse.reverse(RI)V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9" calcext:value-type="float">
            <text:p>0.09</text:p>
          </table:table-cell>
          <table:table-cell office:value-type="float" office:value="602637" calcext:value-type="float">
            <text:p>602637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ArrayRevers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ArrayReverse.swap(RIII)V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ArrayRevers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ArrayReverse.bounded_index(RI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ArrayRevers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ArrayReverse.array_is_null(R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7605" calcext:value-type="float">
            <text:p>197605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7880" calcext:value-type="float">
            <text:p>1978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SquareSortedArra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SquareSortedArray.squareSortedArray(RI)RI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SquareSortedArray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SquareSortedArray.sorted(RII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SquareSortedArra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SquareSortedArray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863" calcext:value-type="float">
            <text:p>1686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99" calcext:value-type="float">
            <text:p>120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Inser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InsertionSort.sort(RD)V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Inser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InsertionSort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79" calcext:value-type="float">
            <text:p>167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23" calcext:value-type="float">
            <text:p>12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Inser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InsertionSort.sorted(RDI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GCD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GCD.gcd(II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12" calcext:value-type="float">
            <text:p>0.12</text:p>
          </table:table-cell>
          <table:table-cell office:value-type="float" office:value="613811" calcext:value-type="float">
            <text:p>613811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7414" calcext:value-type="float">
            <text:p>2374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GCD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GCD.arguments_are_positiv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632" calcext:value-type="float">
            <text:p>1663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47" calcext:value-type="float">
            <text:p>119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GCD.jav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algorithm.GCD.gcd_recursive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44" calcext:value-type="float">
            <text:p>0.44</text:p>
          </table:table-cell>
          <table:table-cell office:value-type="float" office:value="1811501" calcext:value-type="float">
            <text:p>18115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GCD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GCD.arguments_are_negativ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17" calcext:value-type="float">
            <text:p>1671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40" calcext:value-type="float">
            <text:p>120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GCD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GCD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17" calcext:value-type="float">
            <text:p>1671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40" calcext:value-type="float">
            <text:p>120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Sum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Sum.sum(RD)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Sum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Sum.positive_arguments_imply_positive_sum(RDD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55" calcext:value-type="float">
            <text:p>1675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99" calcext:value-type="float">
            <text:p>1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Sum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Sum.positive_arguments(RD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Sum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Sum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55" calcext:value-type="float">
            <text:p>1675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99" calcext:value-type="float">
            <text:p>1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SelectionSort.bounded_index(RI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SelectionSort.is_minimum(RII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SelectionSort.minimum(RII)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12" calcext:value-type="float">
            <text:p>0.12</text:p>
          </table:table-cell>
          <table:table-cell office:value-type="float" office:value="646915" calcext:value-type="float">
            <text:p>6469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SelectionSort.bounded_indices(RI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274" calcext:value-type="float">
            <text:p>1727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458" calcext:value-type="float">
            <text:p>124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SelectionSort.sort(RI)V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SelectionSort.partitioned(RII)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SelectionSort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840" calcext:value-type="float">
            <text:p>1684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60" calcext:value-type="float">
            <text:p>120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SelectionSort.is_minimum(RIII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SelectionSort.swap(RIII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3.19" calcext:value-type="float">
            <text:p>3.19</text:p>
          </table:table-cell>
          <table:table-cell office:value-type="float" office:value="8593709" calcext:value-type="float">
            <text:p>85937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SelectionSort.sorted(RII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4.38" calcext:value-type="float">
            <text:p>4.38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Max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Max.max(RD)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4.21" calcext:value-type="float">
            <text:p>4.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Max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Max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63" calcext:value-type="float">
            <text:p>1676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99" calcext:value-type="float">
            <text:p>1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Max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Max.array_is_not_null(RD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198782" calcext:value-type="float">
            <text:p>198782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8492" calcext:value-type="float">
            <text:p>1984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Max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Max.max_in_range(RDDI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Inser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InsertionSort.sort(RI)V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Inser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InsertionSort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87" calcext:value-type="float">
            <text:p>1678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23" calcext:value-type="float">
            <text:p>12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Inser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InsertionSort.sorted(RII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4.27" calcext:value-type="float">
            <text:p>4.27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Max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Max.max(RI)I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Max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Max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71" calcext:value-type="float">
            <text:p>16771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99" calcext:value-type="float">
            <text:p>1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Max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Max.array_is_not_null(R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8918" calcext:value-type="float">
            <text:p>19891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8492" calcext:value-type="float">
            <text:p>1984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Max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Max.max_in_range(RIII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BinarySear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BinarySearch.search(RIIII)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42" calcext:value-type="float">
            <text:p>0.42</text:p>
          </table:table-cell>
          <table:table-cell office:value-type="float" office:value="1961801" calcext:value-type="float">
            <text:p>196180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BinarySear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BinarySearch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Sum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Sum.positive_arguments_imply_positive_sum(R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516" calcext:value-type="float">
            <text:p>191516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6208" calcext:value-type="float">
            <text:p>1962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Sum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Sum.positive_arguments(R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Sum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Sum.array_is_invalid(R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199808" calcext:value-type="float">
            <text:p>19980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9289" calcext:value-type="float">
            <text:p>1992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Sum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Sum.sum(RI)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Sum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Sum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923" calcext:value-type="float">
            <text:p>16923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2155" calcext:value-type="float">
            <text:p>121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SelectionSort.bounded_index(RD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SelectionSort.is_minimum(RDI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SelectionSort.minimum(RDI)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SelectionSort.bounded_indices(RD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015" calcext:value-type="float">
            <text:p>1701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239" calcext:value-type="float">
            <text:p>122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SelectionSort.sort(RD)V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8" calcext:value-type="float">
            <text:p>0.08</text:p>
          </table:table-cell>
          <table:table-cell office:value-type="float" office:value="413869" calcext:value-type="float">
            <text:p>413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SelectionSort.partitioned(RDI)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SelectionSort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060" calcext:value-type="float">
            <text:p>1706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2284" calcext:value-type="float">
            <text:p>122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SelectionSort.is_minimum(RDII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SelectionSort.swap(RDII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51" calcext:value-type="float">
            <text:p>0.51</text:p>
          </table:table-cell>
          <table:table-cell office:value-type="float" office:value="1946145" calcext:value-type="float">
            <text:p>19461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SelectionSort.sorted(RDI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expectedArrayNullPointerException(R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freshArrayTarget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constrainedPassedArrayTarget(R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expectedNullPointerException(LByteback.Test.Exceptions.PotentialNullDereference$A;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7877" calcext:value-type="float">
            <text:p>23787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6729" calcext:value-type="float">
            <text:p>2267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509" calcext:value-type="float">
            <text:p>16509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824" calcext:value-type="float">
            <text:p>118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$A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passedArrayTarget(R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freshTarget(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4.24" calcext:value-type="float">
            <text:p>4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passedTarget(LByteback.Test.Exceptions.PotentialNullDereference$A;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constrainedPassedTarget(LByteback.Test.Exceptions.PotentialNullDereference$A;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7776" calcext:value-type="float">
            <text:p>23777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6408" calcext:value-type="float">
            <text:p>2264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$A.method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Loop.unreachableCatchInWhile()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2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Loop.catchOutOfWhile()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Loop.throwsInNestedFor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Loop.catchInWhile()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Loop.doesNotThrowInFor()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Loop.throwsInFor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Loop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62" calcext:value-type="float">
            <text:p>1646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7" calcext:value-type="float">
            <text:p>117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Loop.alwaysThrows1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PotentialIndexOutOfBounds.array_is_empty(R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expectedIndexOutOfBounds4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expectedIndexOutOfBounds1(R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expectedIndexOutOfBounds3(R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19" calcext:value-type="float">
            <text:p>1651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34" calcext:value-type="float">
            <text:p>118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constrainedTargetAndIndex(RI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expectedIndexOutOfBounds5(RI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passedTarget(R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expectedIndexOutOfBounds2(R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constrainedTarget(R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passedIndex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passedArrayAndIndex(RI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alwaysThrow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4" calcext:value-type="float">
            <text:p>0.4</text:p>
          </table:table-cell>
          <table:table-cell office:value-type="float" office:value="2318415" calcext:value-type="float">
            <text:p>2318415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85730" calcext:value-type="float">
            <text:p>2857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callsAlwaysThrows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0801" calcext:value-type="float">
            <text:p>220801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0728" calcext:value-type="float">
            <text:p>2107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3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9254" calcext:value-type="float">
            <text:p>2092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doesnt_divide_2_but_divides_3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866" calcext:value-type="float">
            <text:p>16866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2779" calcext:value-type="float">
            <text:p>127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hrowsMultiple()V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443692" calcext:value-type="float">
            <text:p>443692</text:p>
          </table:table-cell>
          <table:table-cell office:value-type="string" calcext:value-type="string">
            <text:p>Valid</text:p>
          </table:table-cell>
          <table:table-cell office:value-type="float" office:value="0.15" calcext:value-type="float">
            <text:p>0.15</text:p>
          </table:table-cell>
          <table:table-cell office:value-type="float" office:value="706211" calcext:value-type="float">
            <text:p>7062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gt_4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4887" calcext:value-type="float">
            <text:p>194887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8170" calcext:value-type="float">
            <text:p>2081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alwaysCatche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0496" calcext:value-type="float">
            <text:p>220496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0057" calcext:value-type="float">
            <text:p>2100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hrowsAlternatingExceptions()V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3990" calcext:value-type="float">
            <text:p>25399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5973" calcext:value-type="float">
            <text:p>2559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3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0832" calcext:value-type="float">
            <text:p>190832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3459" calcext:value-type="float">
            <text:p>1934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2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8100" calcext:value-type="float">
            <text:p>208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1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0268" calcext:value-type="float">
            <text:p>19026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2439" calcext:value-type="float">
            <text:p>1924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2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2930" calcext:value-type="float">
            <text:p>19293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4965" calcext:value-type="float">
            <text:p>2049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43" calcext:value-type="float">
            <text:p>1674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665" calcext:value-type="float">
            <text:p>126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divides_2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2160" calcext:value-type="float">
            <text:p>19216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3887" calcext:value-type="float">
            <text:p>2038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ryCatchBlock()LJava.Lang.Exception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neverCatche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012" calcext:value-type="float">
            <text:p>1701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921" calcext:value-type="float">
            <text:p>12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4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3488" calcext:value-type="float">
            <text:p>19348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5985" calcext:value-type="float">
            <text:p>205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catchesIfEven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0496" calcext:value-type="float">
            <text:p>220496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0057" calcext:value-type="float">
            <text:p>2100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hrowsIfEven(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2752" calcext:value-type="float">
            <text:p>2627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$Exception4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8100" calcext:value-type="float">
            <text:p>208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divides_3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558" calcext:value-type="float">
            <text:p>19155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4479" calcext:value-type="float">
            <text:p>194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neverThrows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0173" calcext:value-type="float">
            <text:p>2101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3863" calcext:value-type="float">
            <text:p>2138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MultiCa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MultiCatch.multiCatchFinally(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MultiCa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$Exception4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MultiCa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3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MultiCa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MultiCatch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80" calcext:value-type="float">
            <text:p>1648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95" calcext:value-type="float">
            <text:p>117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MultiCa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MultiCatch.multiCatchUnion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MultiCa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2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MultiCa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MultiCatch.emptyMulticatch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80" calcext:value-type="float">
            <text:p>1648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95" calcext:value-type="float">
            <text:p>117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MultiCa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MultiCatch.alwaysThrowsMultiple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80" calcext:value-type="float">
            <text:p>1648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95" calcext:value-type="float">
            <text:p>117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MultiCa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catchFinallyBlock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unreachableCatch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Throws()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1NestedFinally()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alwaysThrows1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IsExecuted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2NestedFinally()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62" calcext:value-type="float">
            <text:p>1646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7" calcext:value-type="float">
            <text:p>117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Return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IsExecutedAfterThrowInCatch(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Block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2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nested2TryWithResourcesOn2Resources()V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6057" calcext:value-type="float">
            <text:p>2560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throwingTryWithResourcesClosesResource()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22" calcext:value-type="float">
            <text:p>0.22</text:p>
          </table:table-cell>
          <table:table-cell office:value-type="float" office:value="1331413" calcext:value-type="float">
            <text:p>1331413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3043" calcext:value-type="float">
            <text:p>2330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nested3TryWithResourcesOnSingleResource()V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30435" calcext:value-type="float">
            <text:p>330435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1603" calcext:value-type="float">
            <text:p>2616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tryWithResourcesOn2Resources()V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34" calcext:value-type="float">
            <text:p>0.34</text:p>
          </table:table-cell>
          <table:table-cell office:value-type="float" office:value="2244926" calcext:value-type="float">
            <text:p>2244926</text:p>
          </table:table-cell>
          <table:table-cell office:value-type="string" calcext:value-type="string">
            <text:p>Valid</text:p>
          </table:table-cell>
          <table:table-cell office:value-type="float" office:value="0.12" calcext:value-type="float">
            <text:p>0.12</text:p>
          </table:table-cell>
          <table:table-cell office:value-type="float" office:value="593467" calcext:value-type="float">
            <text:p>5934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tryWithResourcesOn3Resources()V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72282" calcext:value-type="float">
            <text:p>272282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7451" calcext:value-type="float">
            <text:p>2674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emptyTryWithResourcesFinally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71187" calcext:value-type="float">
            <text:p>271187</text:p>
          </table:table-cell>
          <table:table-cell office:value-type="string" calcext:value-type="string">
            <text:p>Valid</text:p>
          </table:table-cell>
          <table:table-cell office:value-type="float" office:value="3.39" calcext:value-type="float">
            <text:p>3.39</text:p>
          </table:table-cell>
          <table:table-cell office:value-type="float" office:value="7242525" calcext:value-type="float">
            <text:p>7242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tryWithResourcesAliases()V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4066" calcext:value-type="float">
            <text:p>2540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tryWithResourcesClosesResource(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1.35" calcext:value-type="float">
            <text:p>1.35</text:p>
          </table:table-cell>
          <table:table-cell office:value-type="float" office:value="4137065" calcext:value-type="float">
            <text:p>41370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nested3TryWithResourcesOn3Resources()V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office:value-type="float" office:value="0.1" calcext:value-type="float">
            <text:p>0.1</text:p>
          </table:table-cell>
          <table:table-cell office:value-type="float" office:value="661800" calcext:value-type="float">
            <text:p>66180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93927" calcext:value-type="float">
            <text:p>2939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emptyTryWithResource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6091" calcext:value-type="float">
            <text:p>2760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TryWithResources$Resource.isClosed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nested2TryWithResourcesOnSingleResource()V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.13" calcext:value-type="float">
            <text:p>0.13</text:p>
          </table:table-cell>
          <table:table-cell office:value-type="float" office:value="785759" calcext:value-type="float">
            <text:p>785759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6014" calcext:value-type="float">
            <text:p>2460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$Resource.close(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3799" calcext:value-type="float">
            <text:p>223799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2508" calcext:value-type="float">
            <text:p>2325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tryWithResourcesFinallyClosesResource()V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3983" calcext:value-type="float">
            <text:p>2539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94" calcext:value-type="float">
            <text:p>1659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09" calcext:value-type="float">
            <text:p>119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$Resource.&lt;init&gt;(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5507" calcext:value-type="float">
            <text:p>22550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5248" calcext:value-type="float">
            <text:p>2352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TryWithResources$Resource.isOpen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6292" calcext:value-type="float">
            <text:p>1962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FieldAcces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FieldAccess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06" calcext:value-type="float">
            <text:p>118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FieldAccess.jav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instance.FieldAccess.staticFieldReference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45" calcext:value-type="float">
            <text:p>1654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51" calcext:value-type="float">
            <text:p>118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FieldAccess.jav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instance.FieldAccess.fieldReference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0379" calcext:value-type="float">
            <text:p>190379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2578" calcext:value-type="float">
            <text:p>1925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FieldAccess.jav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instance.FieldAccess.fieldSum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89656" calcext:value-type="float">
            <text:p>189656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475" calcext:value-type="float">
            <text:p>191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FieldAccess.jav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instance.FieldAccess.staticFieldSum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590" calcext:value-type="float">
            <text:p>1659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96" calcext:value-type="float">
            <text:p>118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Supported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Unit.identity(LJava.Lang.Object;)LJava.Lang.Object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instance/Output/Supported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Supported.&lt;init&gt;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8858" calcext:value-type="float">
            <text:p>22885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9514" calcext:value-type="float">
            <text:p>2295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Supported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Unit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37" calcext:value-type="float">
            <text:p>1643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52" calcext:value-type="float">
            <text:p>117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StaticField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StaticField.initialize(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94305" calcext:value-type="float">
            <text:p>94305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84409" calcext:value-type="float">
            <text:p>844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StaticField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StaticField.initialized()Z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46" calcext:value-type="float">
            <text:p>0.46</text:p>
          </table:table-cell>
          <table:table-cell office:value-type="float" office:value="2087045" calcext:value-type="float">
            <text:p>20870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StaticField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StaticField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96" calcext:value-type="float">
            <text:p>16496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11" calcext:value-type="float">
            <text:p>118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Comparato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mparator$DefaultComparato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48" calcext:value-type="float">
            <text:p>1644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63" calcext:value-type="float">
            <text:p>11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Comparato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mparator$LessThanComparator.compar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instance/Output/Comparato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mparator$GreaterThanComparator.compar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instance/Output/Comparato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mparator.main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81258" calcext:value-type="float">
            <text:p>28125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7485" calcext:value-type="float">
            <text:p>2574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Comparato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mparator$LessThanComparato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48" calcext:value-type="float">
            <text:p>16448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63" calcext:value-type="float">
            <text:p>11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Comparato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mparator$GreaterThanComparato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48" calcext:value-type="float">
            <text:p>16448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63" calcext:value-type="float">
            <text:p>11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Comparato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mparator$DefaultComparator.compar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48" calcext:value-type="float">
            <text:p>1644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63" calcext:value-type="float">
            <text:p>11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StaticInitializ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StaticInitializer.&lt;clinit&gt;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33" calcext:value-type="float">
            <text:p>1643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48" calcext:value-type="float">
            <text:p>117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StaticInitializ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StaticInitialize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33" calcext:value-type="float">
            <text:p>1643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48" calcext:value-type="float">
            <text:p>117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InstanceField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InstanceField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96" calcext:value-type="float">
            <text:p>16496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11" calcext:value-type="float">
            <text:p>118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Di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Dice$FixedDie.roll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instance/Output/Di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Dice$FixedDi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37" calcext:value-type="float">
            <text:p>1643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52" calcext:value-type="float">
            <text:p>117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Di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Dice.main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7961" calcext:value-type="float">
            <text:p>227961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2894" calcext:value-type="float">
            <text:p>2328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Di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Dic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37" calcext:value-type="float">
            <text:p>1643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52" calcext:value-type="float">
            <text:p>117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Uni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Unit.identity(LJava.Lang.Object;)LJava.Lang.Object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instance/Output/Uni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Unit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Count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unter.countTo10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instance/Output/Count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unter.countTo10Indirectly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02766" calcext:value-type="float">
            <text:p>202766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instance/Output/Count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unter.increment(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instance/Output/Count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unter.main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33" calcext:value-type="float">
            <text:p>1643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48" calcext:value-type="float">
            <text:p>117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Count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unter.&lt;init&gt;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casting/Output/BoolToIn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asting.BoolToInt.implicit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casting/Output/BoolToIn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asting.BoolToInt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33" calcext:value-type="float">
            <text:p>1643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48" calcext:value-type="float">
            <text:p>117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asting/Output/IntToRea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asting.IntToReal.explicit()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72" calcext:value-type="float">
            <text:p>1647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87" calcext:value-type="float">
            <text:p>117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asting/Output/IntToRea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asting.IntToReal.implicit()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asting/Output/IntToRea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asting.IntToReal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asting/Output/RealToIn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asting.RealToInt.explicit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asting/Output/RealToIn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asting.RealToInt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Swi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Switch.intSwitch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39" calcext:value-type="float">
            <text:p>1653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27" calcext:value-type="float">
            <text:p>118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Swi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Switch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assignsProcedureResultTwice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breakInLoop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13" calcext:value-type="float">
            <text:p>0.13</text:p>
          </table:table-cell>
          <table:table-cell office:value-type="float" office:value="785191" calcext:value-type="float">
            <text:p>7851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realCondition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callsVoidProcedure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While(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52" calcext:value-type="float">
            <text:p>1645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67" calcext:value-type="float">
            <text:p>117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returnsNull()LJava.Lang.Objec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37" calcext:value-type="float">
            <text:p>0.37</text:p>
          </table:table-cell>
          <table:table-cell office:value-type="float" office:value="1490582" calcext:value-type="float">
            <text:p>14905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NestedFor()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DoWhile(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44" calcext:value-type="float">
            <text:p>1644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59" calcext:value-type="float">
            <text:p>117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callsInForLoop(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assignsProcedureResult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assignParameter(I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If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assignIf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For(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23" calcext:value-type="float">
            <text:p>0.23</text:p>
          </table:table-cell>
          <table:table-cell office:value-type="float" office:value="1072654" calcext:value-type="float">
            <text:p>10726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EnhancedFo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EnhancedFo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63" calcext:value-type="float">
            <text:p>1676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03" calcext:value-type="float">
            <text:p>12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EnhancedFo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EnhancedFor.forEach(RI)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controlflow/Output/EnhancedFor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controlflow.EnhancedFor.contains(RI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41" calcext:value-type="float">
            <text:p>3.41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algorithm/Output/ArrayReverse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ArrayReverse.array_is_null(R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199634" calcext:value-type="float">
            <text:p>199634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8388" calcext:value-type="float">
            <text:p>1983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algorithm/Output/ArrayReverse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ArrayReverse.reverse_of(RIRI)Z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96" calcext:value-type="float">
            <text:p>0.96</text:p>
          </table:table-cell>
          <table:table-cell office:value-type="float" office:value="5566090" calcext:value-type="float">
            <text:p>5566090</text:p>
          </table:table-cell>
          <table:table-cell office:value-type="string" calcext:value-type="string">
            <text:p>Valid</text:p>
          </table:table-cell>
          <table:table-cell office:value-type="float" office:value="0.1" calcext:value-type="float">
            <text:p>0.1</text:p>
          </table:table-cell>
          <table:table-cell office:value-type="float" office:value="523467" calcext:value-type="float">
            <text:p>5234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algorithm/Output/ArrayRevers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ArrayReverse.swap(RIII)V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algorithm/Output/ArrayRevers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ArrayReverse.apply(RI)V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97194" calcext:value-type="float">
            <text:p>297194</text:p>
          </table:table-cell>
          <table:table-cell office:value-type="string" calcext:value-type="string">
            <text:p>Valid</text:p>
          </table:table-cell>
          <table:table-cell office:value-type="float" office:value="0.12" calcext:value-type="float">
            <text:p>0.12</text:p>
          </table:table-cell>
          <table:table-cell office:value-type="float" office:value="659252" calcext:value-type="float">
            <text:p>6592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algorithm/Output/ArrayRevers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ArrayRevers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108" calcext:value-type="float">
            <text:p>1710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70" calcext:value-type="float">
            <text:p>123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algorithm/Output/GCD.scal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algorithm.GCD.gcd_recursive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algorithm/Output/GCD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GCD.result_is_gcd(I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818" calcext:value-type="float">
            <text:p>16818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2133" calcext:value-type="float">
            <text:p>121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algorithm/Output/GCD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GCD.arguments_are_negativ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45" calcext:value-type="float">
            <text:p>1674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68" calcext:value-type="float">
            <text:p>120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algorithm/Output/GCD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GCD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45" calcext:value-type="float">
            <text:p>16745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2068" calcext:value-type="float">
            <text:p>120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algorithm/Output/GCD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GCD.apply(II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44284" calcext:value-type="float">
            <text:p>344284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8060" calcext:value-type="float">
            <text:p>2480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algorithm/Output/LinearSearch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LinearSearch.search(RLJava.Lang.Object;LJava.Lang.Object;II)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algorithm/Output/LinearSearch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LinearSearch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PotentialIndexOutOfBounds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passedTarget(R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IndexOutOfBounds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constrainedTarget(R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IndexOutOfBounds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expectedIndexOutOfBounds(R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IndexOutOfBounds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passedIndex(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IndexOutOfBounds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82" calcext:value-type="float">
            <text:p>1648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97" calcext:value-type="float">
            <text:p>117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MultiCatch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MultiCatch.alwaysThrowsMultiple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02" calcext:value-type="float">
            <text:p>1650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17" calcext:value-type="float">
            <text:p>118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MultiCatch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MultiCatch.emptyMulticatch(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880" calcext:value-type="float">
            <text:p>1688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211" calcext:value-type="float">
            <text:p>122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MultiCatch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MultiCatch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02" calcext:value-type="float">
            <text:p>1650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17" calcext:value-type="float">
            <text:p>118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MultiCatch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2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MultiCatch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MultiCatch.multiCatchUnionAssertion()V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MultiCatch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2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600" calcext:value-type="float">
            <text:p>1660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06" calcext:value-type="float">
            <text:p>11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alwaysCatche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gt_4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732" calcext:value-type="float">
            <text:p>1673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20" calcext:value-type="float">
            <text:p>120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hrowsMultiple()V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61" calcext:value-type="float">
            <text:p>0.61</text:p>
          </table:table-cell>
          <table:table-cell office:value-type="float" office:value="1806632" calcext:value-type="float">
            <text:p>18066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&lt;init&gt;(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693" calcext:value-type="float">
            <text:p>1669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99" calcext:value-type="float">
            <text:p>1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1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809" calcext:value-type="float">
            <text:p>1680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93" calcext:value-type="float">
            <text:p>120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neverCatche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32487" calcext:value-type="float">
            <text:p>32487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3414" calcext:value-type="float">
            <text:p>234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hrowsIfEven(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14441" calcext:value-type="float">
            <text:p>314441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0966" calcext:value-type="float">
            <text:p>2609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catchesIfEven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8995" calcext:value-type="float">
            <text:p>218995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9861" calcext:value-type="float">
            <text:p>1998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ryCatchBlock(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600" calcext:value-type="float">
            <text:p>1660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06" calcext:value-type="float">
            <text:p>11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neverThrows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9117" calcext:value-type="float">
            <text:p>219117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0051" calcext:value-type="float">
            <text:p>2000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3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8507" calcext:value-type="float">
            <text:p>1985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2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4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34" calcext:value-type="float">
            <text:p>1653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49" calcext:value-type="float">
            <text:p>118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callsAlwaysThrows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7488" calcext:value-type="float">
            <text:p>21748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1474" calcext:value-type="float">
            <text:p>2014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4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2950" calcext:value-type="float">
            <text:p>2029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exceptions.Basic.f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0268" calcext:value-type="float">
            <text:p>19026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2439" calcext:value-type="float">
            <text:p>1924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3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666" calcext:value-type="float">
            <text:p>16666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63" calcext:value-type="float">
            <text:p>119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alwaysThrow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78818" calcext:value-type="float">
            <text:p>2788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8548" calcext:value-type="float">
            <text:p>1985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catchFinallyBlock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62" calcext:value-type="float">
            <text:p>1646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7" calcext:value-type="float">
            <text:p>117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IsExecutedAfterThrowInCatch(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Throws()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1NestedFinally()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unreachableCatch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alwaysThrows1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2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62" calcext:value-type="float">
            <text:p>1646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7" calcext:value-type="float">
            <text:p>117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IsExecuted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Return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Block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62" calcext:value-type="float">
            <text:p>1646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7" calcext:value-type="float">
            <text:p>117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2NestedFinally()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NullDereferen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passedTarget(LByteback.Test.Exceptions.A;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NullDereferen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A.method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NullDereferen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freshTarget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NullDereferen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A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NullDereferen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constrainedPassedArrayTarget(R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NullDereferen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PotentialNullDereferen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passedArrayTarget(R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instance/Output/Di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Di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608" calcext:value-type="float">
            <text:p>1660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11" calcext:value-type="float">
            <text:p>119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Di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FixedDie.roll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instance/Output/Di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Dic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555" calcext:value-type="float">
            <text:p>1655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58" calcext:value-type="float">
            <text:p>118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Dice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instance.Die.outcome_is_leq_than_max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94" calcext:value-type="float">
            <text:p>1649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05" calcext:value-type="float">
            <text:p>118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Di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Dice.main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3997" calcext:value-type="float">
            <text:p>23399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8253" calcext:value-type="float">
            <text:p>2382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Di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FixedDi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55" calcext:value-type="float">
            <text:p>1655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58" calcext:value-type="float">
            <text:p>118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Dice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instance.FixedDie.result_is_max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55" calcext:value-type="float">
            <text:p>1655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58" calcext:value-type="float">
            <text:p>118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Dice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instance.Die.outcome_is_positiv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37" calcext:value-type="float">
            <text:p>1643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52" calcext:value-type="float">
            <text:p>117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mparato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DefaultComparator.compar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instance/Output/Comparato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GreaterThanComparato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48" calcext:value-type="float">
            <text:p>1644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63" calcext:value-type="float">
            <text:p>11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mparato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LessThanComparator.compar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instance/Output/Comparato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LessThanComparato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48" calcext:value-type="float">
            <text:p>1644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63" calcext:value-type="float">
            <text:p>11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mparato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GreaterThanComparator.compar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instance/Output/Comparato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DefaultComparato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48" calcext:value-type="float">
            <text:p>16448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63" calcext:value-type="float">
            <text:p>11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mparato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mparato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48" calcext:value-type="float">
            <text:p>1644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63" calcext:value-type="float">
            <text:p>11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mparato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mparator.main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2571" calcext:value-type="float">
            <text:p>272571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5902" calcext:value-type="float">
            <text:p>2659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unte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unter.increment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7827" calcext:value-type="float">
            <text:p>217827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8038" calcext:value-type="float">
            <text:p>1980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unte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unter.incrementTo10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0097" calcext:value-type="float">
            <text:p>270097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1766" calcext:value-type="float">
            <text:p>2017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unte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unter.&lt;init&gt;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78" calcext:value-type="float">
            <text:p>1647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93" calcext:value-type="float">
            <text:p>117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unter.scal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instance.Counter.count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89484" calcext:value-type="float">
            <text:p>189484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273" calcext:value-type="float">
            <text:p>191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unte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unter.count_$eq(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realEmptyCondition(D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7047" calcext:value-type="float">
            <text:p>1704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62" calcext:value-type="float">
            <text:p>12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$deserializeLambda$(LJava.Lang.Invoke.SerializedLambda;)LJava.Lang.Object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03181" calcext:value-type="float">
            <text:p>203181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0229" calcext:value-type="float">
            <text:p>210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While(Z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$_anonfun_emptyFor_1__1.bootstrap$()LScala.Runtime.Java8.JFunction1$mcVI$sp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For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4325" calcext:value-type="float">
            <text:p>234325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2142" calcext:value-type="float">
            <text:p>2521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$anonfun$emptyFor$1(I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047" calcext:value-type="float">
            <text:p>1704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62" calcext:value-type="float">
            <text:p>12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7047" calcext:value-type="float">
            <text:p>1704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62" calcext:value-type="float">
            <text:p>12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$_anonfun_emptyFor_1__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047" calcext:value-type="float">
            <text:p>1704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62" calcext:value-type="float">
            <text:p>12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7047" calcext:value-type="float">
            <text:p>1704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62" calcext:value-type="float">
            <text:p>12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DoWhile(Z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If(Z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047" calcext:value-type="float">
            <text:p>1704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62" calcext:value-type="float">
            <text:p>12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doubleAssignment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056" calcext:value-type="float">
            <text:p>17056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62" calcext:value-type="float">
            <text:p>12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returnsNull()LJava.Lang.Objec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$_anonfun_emptyFor_1__1.apply$mcVI$sp(I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7047" calcext:value-type="float">
            <text:p>1704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62" calcext:value-type="float">
            <text:p>12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LinearSearch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LinearSearch.search(RLJava.Lang.Object;LJava.Lang.Object;II)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algorithm/Output/LinearSearch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kotlin.jvm.internal.Intrinsics.parameter_is_null(LJava.Lang.Object;LJava.Lang.String;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241" calcext:value-type="float">
            <text:p>19124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99905" calcext:value-type="float">
            <text:p>999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LinearSearch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kotlin.jvm.internal.Intrinsics.parameter_is_not_null(LJava.Lang.Object;LJava.Lang.String;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784" calcext:value-type="float">
            <text:p>19178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00485" calcext:value-type="float">
            <text:p>1004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LinearSearch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LinearSearch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632" calcext:value-type="float">
            <text:p>1663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47" calcext:value-type="float">
            <text:p>119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ArrayReverse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kotlin.jvm.internal.Intrinsics.parameter_is_null(LJava.Lang.Object;LJava.Lang.String;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191241" calcext:value-type="float">
            <text:p>19124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99905" calcext:value-type="float">
            <text:p>999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ArrayReverse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ArrayReverse.reverse'020of(RIRI)Z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algorithm/Output/ArrayReverse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ArrayReverse.array'020is'020not'020null(RII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5158" calcext:value-type="float">
            <text:p>20515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6451" calcext:value-type="float">
            <text:p>2064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ArrayReverse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kotlin.jvm.internal.Intrinsics.parameter_is_not_null(LJava.Lang.Object;LJava.Lang.String;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7517" calcext:value-type="float">
            <text:p>197517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04669" calcext:value-type="float">
            <text:p>1046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ArrayReverse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ArrayReverse.array'020is'020null(R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4487" calcext:value-type="float">
            <text:p>204487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5018" calcext:value-type="float">
            <text:p>2050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ArrayRevers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ArrayReverse.reverse(RI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35" calcext:value-type="float">
            <text:p>0.35</text:p>
          </table:table-cell>
          <table:table-cell office:value-type="float" office:value="1601906" calcext:value-type="float">
            <text:p>1601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ArrayRevers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ArrayReverse.swap(RIII)V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algorithm/Output/ArrayRevers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ArrayRevers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7153" calcext:value-type="float">
            <text:p>1715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415" calcext:value-type="float">
            <text:p>124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GCD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GCD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818" calcext:value-type="float">
            <text:p>1681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133" calcext:value-type="float">
            <text:p>121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GCD.kt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algorithm.GCD.gcd'020recursive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algorithm/Output/GCD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GCD.apply(II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6057" calcext:value-type="float">
            <text:p>24605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9516" calcext:value-type="float">
            <text:p>2495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GCD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GCD.arguments'020are'020negativ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632" calcext:value-type="float">
            <text:p>1663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47" calcext:value-type="float">
            <text:p>119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GCD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GCD.result'020is'020gcd(I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818" calcext:value-type="float">
            <text:p>1681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133" calcext:value-type="float">
            <text:p>121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Counter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Counter.incrementTo10(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3278" calcext:value-type="float">
            <text:p>25327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01766" calcext:value-type="float">
            <text:p>2017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Counter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Counte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78" calcext:value-type="float">
            <text:p>1647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93" calcext:value-type="float">
            <text:p>117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Counter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Counter.setCount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algorithm/Output/Counter.kt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algorithm.Counter.getCount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89484" calcext:value-type="float">
            <text:p>189484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273" calcext:value-type="float">
            <text:p>191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Counter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Counter.increment(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Throws()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1NestedFinally()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emptyFinallyBlock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62" calcext:value-type="float">
            <text:p>1646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7" calcext:value-type="float">
            <text:p>117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2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catchFinallyBlock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62" calcext:value-type="float">
            <text:p>1646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7" calcext:value-type="float">
            <text:p>117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2NestedFinally()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Return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IsExecuted()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IsExecutedAfterThrowInCatch()V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alwaysThrows1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62" calcext:value-type="float">
            <text:p>1646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7" calcext:value-type="float">
            <text:p>117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unreachableCatch()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PotentialIndexOutOfBounds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constrainedTarget(RI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PotentialIndexOutOfBounds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kotlin.jvm.internal.Intrinsics.parameter_is_null(LJava.Lang.Object;LJava.Lang.String;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479" calcext:value-type="float">
            <text:p>191479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00065" calcext:value-type="float">
            <text:p>1000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PotentialIndexOutOfBounds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650" calcext:value-type="float">
            <text:p>1665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65" calcext:value-type="float">
            <text:p>119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PotentialIndexOutOfBounds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passedTarget(R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PotentialIndexOutOfBounds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kotlin.jvm.internal.Intrinsics.parameter_is_not_null(LJava.Lang.Object;LJava.Lang.String;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2022" calcext:value-type="float">
            <text:p>192022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00645" calcext:value-type="float">
            <text:p>1006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PotentialIndexOutOfBounds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expectedIndexOutOfBounds(R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PotentialIndexOutOfBounds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passedIndex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neverCatche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89" calcext:value-type="float">
            <text:p>1648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04" calcext:value-type="float">
            <text:p>118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hrowsMultiple()V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68" calcext:value-type="float">
            <text:p>0.68</text:p>
          </table:table-cell>
          <table:table-cell office:value-type="float" office:value="4524433" calcext:value-type="float">
            <text:p>4524433</text:p>
          </table:table-cell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58228" calcext:value-type="float">
            <text:p>3582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ryCatchBlock()LJava.Lang.Exception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callsAlwaysThrow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'020is'020gt'0204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3525" calcext:value-type="float">
            <text:p>193525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7477" calcext:value-type="float">
            <text:p>1974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alwaysThrow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92" calcext:value-type="float">
            <text:p>0.92</text:p>
          </table:table-cell>
          <table:table-cell office:value-type="float" office:value="2447003" calcext:value-type="float">
            <text:p>2447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'020is'0201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515" calcext:value-type="float">
            <text:p>191515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4458" calcext:value-type="float">
            <text:p>1944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'020is'0202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0789" calcext:value-type="float">
            <text:p>190789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3438" calcext:value-type="float">
            <text:p>1934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'020is'0204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2799" calcext:value-type="float">
            <text:p>192799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6457" calcext:value-type="float">
            <text:p>1964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2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9597" calcext:value-type="float">
            <text:p>1995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'020is'0203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2073" calcext:value-type="float">
            <text:p>192073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5437" calcext:value-type="float">
            <text:p>1954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catchesIfEven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neverThrows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2168" calcext:value-type="float">
            <text:p>22216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4503" calcext:value-type="float">
            <text:p>2045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89" calcext:value-type="float">
            <text:p>1648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04" calcext:value-type="float">
            <text:p>118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hrowsIfEven(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9" calcext:value-type="float">
            <text:p>0.09</text:p>
          </table:table-cell>
          <table:table-cell office:value-type="float" office:value="589690" calcext:value-type="float">
            <text:p>58969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82874" calcext:value-type="float">
            <text:p>2828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alwaysCatches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866" calcext:value-type="float">
            <text:p>16866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150" calcext:value-type="float">
            <text:p>121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3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2952" calcext:value-type="float">
            <text:p>2029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4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exceptions.Basic.getF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0268" calcext:value-type="float">
            <text:p>19026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2439" calcext:value-type="float">
            <text:p>1924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PotentialNullDereferenc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passedTarget(LByteback.Test.Exceptions.A;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PotentialNullDereference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kotlin.jvm.internal.Intrinsics.parameter_is_not_null(LJava.Lang.Object;LJava.Lang.String;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784" calcext:value-type="float">
            <text:p>19178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00485" calcext:value-type="float">
            <text:p>1004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PotentialNullDereferenc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passedArrayTarget(RLByteback.Test.Exceptions.A;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PotentialNullDereferenc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677" calcext:value-type="float">
            <text:p>1667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92" calcext:value-type="float">
            <text:p>119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PotentialNullDereferenc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A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PotentialNullDereferenc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A.method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PotentialNullDereference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kotlin.jvm.internal.Intrinsics.parameter_is_null(LJava.Lang.Object;LJava.Lang.String;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241" calcext:value-type="float">
            <text:p>19124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99905" calcext:value-type="float">
            <text:p>999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PotentialNullDereferenc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constrainedPassedArrayTarget(R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PotentialNullDereferenc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freshTarget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controlflow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controlflow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DoWhile(Z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19" calcext:value-type="float">
            <text:p>118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controlflow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sum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controlflow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controlflow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If(Z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controlflow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doubleAssignment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controlflow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While(Z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19" calcext:value-type="float">
            <text:p>11819</text:p>
          </table:table-cell>
          <table:table-cell table:number-columns-repeated="10"/>
        </table:table-row>
        <calcext:conditional-formats>
          <calcext:conditional-format calcext:target-range-address="join.P2:join.U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percentage-style style:name="N121">
      <number:number number:decimal-places="3" number:min-decimal-places="3" number:min-integer-digits="1"/>
      <number:text>%</number:text>
    </number:percentage-style>
    <number:percentage-style style:name="N122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09:21:16.4456673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5T09:54:17.057628894</dc:date>
    <meta:editing-duration>PT36M10S</meta:editing-duration>
    <meta:editing-cycles>7</meta:editing-cycles>
    <meta:generator>LibreOffice/24.2.0.3$MacOSX_AARCH64 LibreOffice_project/da48488a73ddd66ea24cf16bbc4f7b9c08e9bea1</meta:generator>
    <meta:document-statistic meta:table-count="1" meta:cell-count="7380" meta:object-count="0"/>
  </office:meta>
</office:document-meta>
</file>